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RequestCondi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RequestConditionTests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RequestConditionTests.combin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RequestConditionTests.compar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RequestConditionTests.combineDiffer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RequestConditionTests.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RequestConditionTests.matc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RequestConditionTests.compareDiffer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RequestConditionTests.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